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 style:family="paragraph" style:parent-style-name="Standard">
      <style:text-properties fo:font-style="italic" style:text-underline-style="none" fo:font-weight="normal" style:font-style-asian="italic" style:font-weight-asian="normal" style:font-style-complex="italic" style:font-weight-complex="normal"/>
    </style:style>
    <style:style style:name="P3"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Standard">
      <style:paragraph-properties fo:margin-left="0.4925in" fo:margin-right="0in" fo:text-indent="0in" style:auto-text-indent="false"/>
      <style:text-properties fo:font-style="italic" style:text-underline-style="none" fo:font-weight="normal" style:font-style-asian="italic" style:font-weight-asian="normal" style:font-style-complex="italic" style:font-weight-complex="normal"/>
    </style:style>
    <style:style style:name="P5"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6" style:family="paragraph" style:parent-style-name="Standard">
      <style:text-properties fo:font-style="italic" style:text-underline-style="none" fo:font-weight="normal" style:font-style-asian="italic" style:font-weight-asian="normal" style:font-style-complex="italic" style:font-weight-complex="normal"/>
    </style:style>
    <style:style style:name="P7" style:family="paragraph" style:parent-style-name="Standard">
      <style:paragraph-properties fo:margin-left="0.4925in" fo:margin-right="0in" fo:text-indent="0in" style:auto-text-indent="false"/>
    </style:style>
    <style:style style:name="P8" style:family="paragraph" style:parent-style-name="Standard" style:list-style-name="L1">
      <style:paragraph-properties fo:margin-left="0.4925in" fo:margin-right="0in" fo:text-indent="0in" style:auto-text-indent="false"/>
    </style:style>
    <style:style style:name="P9" style:family="paragraph" style:parent-style-name="Standard" style:list-style-name="L2">
      <style:paragraph-properties fo:margin-left="0.4925in" fo:margin-right="0in" fo:text-indent="0in" style:auto-text-indent="false"/>
    </style:style>
    <style:style style:name="P10" style:family="paragraph" style:parent-style-name="Standard" style:list-style-name="L3">
      <style:paragraph-properties fo:margin-left="0.4925in" fo:margin-right="0in" fo:text-indent="0in" style:auto-text-indent="false"/>
    </style:style>
    <style:style style:name="P11" style:family="paragraph" style:parent-style-name="Standard" style:list-style-name="L8">
      <style:paragraph-properties fo:margin-left="0.4925in" fo:margin-right="0in" fo:text-indent="0in" style:auto-text-indent="false"/>
    </style:style>
    <style:style style:name="P12" style:family="paragraph" style:parent-style-name="Standard" style:list-style-name="L4">
      <style:paragraph-properties fo:margin-left="0.9846in" fo:margin-right="0in" fo:text-indent="0in" style:auto-text-indent="false"/>
    </style:style>
    <style:style style:name="P13" style:family="paragraph" style:parent-style-name="Standard" style:list-style-name="L5">
      <style:paragraph-properties fo:margin-left="0.9846in" fo:margin-right="0in" fo:text-indent="0in" style:auto-text-indent="false"/>
    </style:style>
    <style:style style:name="P14" style:family="paragraph" style:parent-style-name="Standard" style:list-style-name="L6">
      <style:paragraph-properties fo:margin-left="0.9846in" fo:margin-right="0in" fo:text-indent="0in" style:auto-text-indent="false"/>
    </style:style>
    <style:style style:name="P15" style:family="paragraph" style:parent-style-name="Standard" style:list-style-name="L7">
      <style:paragraph-properties fo:margin-left="0.9846in" fo:margin-right="0in" fo:text-indent="0in" style:auto-text-indent="false"/>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normal"/>
    </style:style>
    <style:style style:name="T5" style:family="text">
      <style:text-properties style:text-underline-style="none"/>
    </style:style>
    <style:style style:name="T6" style:family="text">
      <style:text-properties fo:font-style="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style:font-style-asian="normal" style:font-weight-asian="normal" style:font-style-complex="italic" style:font-weight-complex="normal"/>
    </style:style>
    <style:style style:name="T9" style:family="text">
      <style:text-properties style:font-style-asian="normal"/>
    </style:style>
    <style:style style:name="T10" style:family="text">
      <style:text-properties style:font-weight-asian="normal"/>
    </style:style>
    <style:style style:name="T11" style:family="text">
      <style:text-properties style:font-style-complex="normal"/>
    </style:style>
    <style:style style:name="T12" style:family="text">
      <style:text-properties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ct 3 Proposal – CS 8803</text:p>
      <text:p text:style-name="Standard"/>
      <text:p text:style-name="Standard"><text:span text:style-name="T1">Team Name</text:span><text:span text:style-name="T3">:</text:span> Lost &amp; Found</text:p>
      <text:p text:style-name="Standard"/>
      <text:p text:style-name="P1">Team Members: </text:p>
      <text:p text:style-name="Standard"><text:span text:style-name="T2">Hamilton Baker: </text:span><text:a xlink:type="simple" xlink:href="mailto:HamiltonBaker@gatech.edu">HamiltonBaker@gatech.edu</text:a></text:p>
      <text:p text:style-name="P2">Hans: <text:a xlink:type="simple" xlink:href="mailto:hansreich25@gmail.com">hansreich25@gmail.com</text:a></text:p>
      <text:p text:style-name="Standard"><text:span text:style-name="T2">Tianjun Ye: </text:span><text:a xlink:type="simple" xlink:href="mailto:tye7@mail.gatech.edu">tye7@mail.gatech.edu</text:a></text:p>
      <text:p text:style-name="Standard"><text:span text:style-name="T2">Jia Zhao: </text:span><text:a xlink:type="simple" xlink:href="mailto:jbamboo2009@gmail.com">jbamboo2009@gmail.com</text:a></text:p>
      <text:p text:style-name="Standard"/>
      <text:p text:style-name="Standard"/>
      <text:p text:style-name="P1">Project Description: </text:p>
      <text:p text:style-name="P1"><text:span text:style-name="T7"><text:s text:c="2"/>If you are a student, did you left your key in the classroom? Did you forget to plug out USB driver in the computer lab? If you are not lucky enough to remember where you left it, you have to look for it everywhere.</text:span></text:p>
      <text:p text:style-name="P1"><text:span text:style-name="T7"><text:s text:c="2"/>If you are an administrator of library, you may collect hundreds of USB drivers in one week, however, you don't know how to contact with the owners. </text:span></text:p>
      <text:p text:style-name="Standard"><text:span text:style-name="T8"><text:s text:c="2"/>In this project, we plan to build a native Android application for the Lost &amp; Found. This application will allow administrator to enter the items they found in the building, including found date, time, item description, and the pick up location. On the other hand, students could search their lost items by lost location or lost date. We believe that this application should be great helpful for Georgia Tech Community.</text:span></text:p>
      <text:p text:style-name="Standard"><text:span text:style-name="T8"><text:s text:c="2"/>For the technical part, we will use Android SDK to develop the front-end. For the back-end part, we plan to use SQLite inside the Android to build database. </text:span></text:p>
      <text:p text:style-name="Standard"><text:s text:c="2"/>For future improvements, we will build the database on some server, which is independent of Android. And use web development technique to connect the database with Android. Also, we plan to display the item pictures on the mobile, which would be more convenient for the owner to recognize the lost items. </text:p>
      <text:p text:style-name="Standard"/>
      <text:p text:style-name="P1">References: </text:p>
      <text:p text:style-name="P2">Programming:</text:p>
      <text:p text:style-name="P7"><text:span text:style-name="T7">Java, Android SDK, SQLite</text:span></text:p>
      <text:p text:style-name="Standard">Deliverables: </text:p>
      <text:list xml:id="list1933396046" text:style-name="L1">
        <text:list-item>
          <text:p text:style-name="P8">Source code for application , including all the Java, SQL source code.</text:p>
        </text:list-item>
      </text:list>
      <text:list xml:id="list1427915095" text:style-name="L2">
        <text:list-item>
          <text:p text:style-name="P9">Demo to the RAs of the application working an a handset </text:p>
        </text:list-item>
      </text:list>
      <text:list xml:id="list1970921545" text:style-name="L3">
        <text:list-item>
          <text:p text:style-name="P10">Documentation: </text:p>
        </text:list-item>
      </text:list>
      <text:list xml:id="list1395192701" text:style-name="L4">
        <text:list-item>
          <text:p text:style-name="P12">our application architecture </text:p>
        </text:list-item>
      </text:list>
      <text:list xml:id="list76917982" text:style-name="L5">
        <text:list-item>
          <text:p text:style-name="P13">some possible improvements for our application. Since our application is a prototype, we will include all the suggestions for further development.</text:p>
        </text:list-item>
      </text:list>
      <text:list xml:id="list1939444975" text:style-name="L6">
        <text:list-item>
          <text:p text:style-name="P14">interaction with dependent services </text:p>
        </text:list-item>
      </text:list>
      <text:list xml:id="list1387876482" text:style-name="L7">
        <text:list-item>
          <text:p text:style-name="P15">Problem areas and how the team overcame them . So far, our main problem is how to use database in Android, we will show how we overcome it in our final documentation.</text:p>
        </text:list-item>
      </text:list>
      <text:list xml:id="list1476198565" text:style-name="L8">
        <text:list-item>
          <text:p text:style-name="P11">Short (4 minute) video presentation that includes (at a minimum) the problem, solution architecture and demonstratio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olilan </meta:initial-creator>
    <meta:creation-date>2011-10-15T16:37:21</meta:creation-date>
    <dc:date>2011-11-27T22:35:53</dc:date>
    <dc:creator>maolilan </dc:creator>
    <meta:editing-duration>PT01H17M35S</meta:editing-duration>
    <meta:editing-cycles>10</meta:editing-cycles>
    <meta:generator>OpenOffice.org/3.2$Linux OpenOffice.org_project/320m12$Build-9483</meta:generator>
    <meta:document-statistic meta:table-count="0" meta:image-count="0" meta:object-count="0" meta:page-count="1" meta:paragraph-count="25" meta:word-count="361" meta:character-count="2178"/>
  </office:meta>
</office:document-meta>
</file>